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165.38mm"/>
    </style:style>
    <style:style style:name="co2" style:family="table-column">
      <style:table-column-properties fo:break-before="auto" style:column-width="126.44mm"/>
    </style:style>
    <style:style style:name="co3" style:family="table-column">
      <style:table-column-properties fo:break-before="auto" style:column-width="94.03mm"/>
    </style:style>
    <style:style style:name="co4" style:family="table-column">
      <style:table-column-properties fo:break-before="auto" style:column-width="123.45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58.35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2.27mm"/>
    </style:style>
    <style:style style:name="co10" style:family="table-column">
      <style:table-column-properties fo:break-before="auto" style:column-width="123.72mm"/>
    </style:style>
    <style:style style:name="co11" style:family="table-column">
      <style:table-column-properties fo:break-before="auto" style:column-width="37.66mm"/>
    </style:style>
    <style:style style:name="co12" style:family="table-column">
      <style:table-column-properties fo:break-before="auto" style:column-width="35.75mm"/>
    </style:style>
    <style:style style:name="co14" style:family="table-column">
      <style:table-column-properties fo:break-before="auto" style:column-width="137.05mm"/>
    </style:style>
    <style:style style:name="co15" style:family="table-column">
      <style:table-column-properties fo:break-before="auto" style:column-width="102.48mm"/>
    </style:style>
    <style:style style:name="co16" style:family="table-column">
      <style:table-column-properties fo:break-before="auto" style:column-width="109.56mm"/>
    </style:style>
    <style:style style:name="co17" style:family="table-column">
      <style:table-column-properties fo:break-before="auto" style:column-width="144.15mm"/>
    </style:style>
    <style:style style:name="co18" style:family="table-column">
      <style:table-column-properties fo:break-before="auto" style:column-width="158.57mm"/>
    </style:style>
    <style:style style:name="co19" style:family="table-column">
      <style:table-column-properties fo:break-before="auto" style:column-width="13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ideoPlaylis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ttps://www.youtube.com/channel/UCfzlCWGWYyIQ0aLC5w48gBQ/playlists</text:p>
          </table:table-cell>
          <table:table-cell office:value-type="string" calcext:value-type="string">
            <text:p>#sentd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VCi5JbYmfG3q5MEuoWdOw/playlists</text:p>
          </table:table-cell>
          <table:table-cell office:value-type="string" calcext:value-type="string">
            <text:p>#Udac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U6e4MJtvlcX5DBLP1cq8hQ/playlists</text:p>
          </table:table-cell>
          <table:table-cell office:value-type="string" calcext:value-type="string">
            <text:p>#Udemy Te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79Gv3mYp6zKiSwYemEik9A/playlists</text:p>
          </table:table-cell>
          <table:table-cell office:value-type="string" calcext:value-type="string">
            <text:p>#DataC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kw4JCwteGrDHIsyIIKo4tQ/playlists</text:p>
          </table:table-cell>
          <table:table-cell office:value-type="string" calcext:value-type="string">
            <text:p>#edureka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Epe5DhhS0HYFBaCVsU2Iwg/playlists</text:p>
          </table:table-cell>
          <table:table-cell office:value-type="string" calcext:value-type="string">
            <text:p>#The Bad Tutor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59K-uG2A5ogwIrHw4bmlEg/playlists</text:p>
          </table:table-cell>
          <table:table-cell office:value-type="string" calcext:value-type="string">
            <text:p>#Telus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JbPGzawDH1njbqV-D5HqKw/playlists</text:p>
          </table:table-cell>
          <table:table-cell office:value-type="string" calcext:value-type="string">
            <text:p>#thenewbost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oQK7OVcIVy-nV4m-SMCk_Q/playlists</text:p>
          </table:table-cell>
          <table:table-cell office:value-type="string" calcext:value-type="string">
            <text:p>#Adrian Rosebr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Hbx9IUW7eCeJsC4sBCTNBA/playlists</text:p>
          </table:table-cell>
          <table:table-cell office:value-type="string" calcext:value-type="string">
            <text:p>#iFixit Vide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2DjFE7Xf11URZqWBigcVOQ/playlists</text:p>
          </table:table-cell>
          <table:table-cell office:value-type="string" calcext:value-type="string">
            <text:p>#EEVb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UGCfw5Kjg6xrF6XFoKw-ww/playlists</text:p>
          </table:table-cell>
          <table:table-cell office:value-type="string" calcext:value-type="string">
            <text:p>#MonkeyS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SpVHeDGr9UbREhRca0qwsA/playlists</text:p>
          </table:table-cell>
          <table:table-cell office:value-type="string" calcext:value-type="string">
            <text:p>#Howca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EBb1b_L6zDS3xTUrIALZOw/playlists</text:p>
          </table:table-cell>
          <table:table-cell office:value-type="string" calcext:value-type="string">
            <text:p>#MIT OpenCourse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5-U0-NL0qhp7nU14Aa0xeQ/playlists</text:p>
          </table:table-cell>
          <table:table-cell office:value-type="string" calcext:value-type="string">
            <text:p>#Vicky Patel D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user/mihrantv/playlists</text:p>
          </table:table-cell>
          <table:table-cell office:value-type="string" calcext:value-type="string">
            <text:p>#Mihran Kirakos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rfgEht4KZl6dIh_ySaZ3gQ/playlists</text:p>
          </table:table-cell>
          <table:table-cell office:value-type="string" calcext:value-type="string">
            <text:p>#How to Dance - For 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uadPFPaLssruxIU2MuIeXQ/playlists</text:p>
          </table:table-cell>
          <table:table-cell office:value-type="string" calcext:value-type="string">
            <text:p>#Neil Kele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_ZE4PR1Yo1miy7EmuJqpmQ/playlists</text:p>
          </table:table-cell>
          <table:table-cell office:value-type="string" calcext:value-type="string">
            <text:p>#Rockstar Dance Stud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v58r9mAhzFjrfk4d5tK2RA/playlists</text:p>
          </table:table-cell>
          <table:table-cell office:value-type="string" calcext:value-type="string">
            <text:p>#Melvin Lou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rCrHVA0_WTH1vmn_13eGeg/playlists</text:p>
          </table:table-cell>
          <table:table-cell office:value-type="string" calcext:value-type="string">
            <text:p>#LiveToDance with Sona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ZTnPAzTvTAaLp7U-BrskOQ/playlists</text:p>
          </table:table-cell>
          <table:table-cell office:value-type="string" calcext:value-type="string">
            <text:p>#Hatt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Y4l4LQ6Da40CDotReSEu5w/playlists</text:p>
          </table:table-cell>
          <table:table-cell office:value-type="string" calcext:value-type="string">
            <text:p>#Dancefit L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-tyfuaqimxRI0If_iJdUwQ/playlists</text:p>
          </table:table-cell>
          <table:table-cell office:value-type="string" calcext:value-type="string">
            <text:p>#Vidya Nah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IKDR34zgmNtc_x1vb470vA/playlists</text:p>
          </table:table-cell>
          <table:table-cell office:value-type="string" calcext:value-type="string">
            <text:p>#Online Garba Class SATHIYA GARBA INTERNATION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czFdwWpVEpoqb-eMm4c4dQ/playlists</text:p>
          </table:table-cell>
          <table:table-cell office:value-type="string" calcext:value-type="string">
            <text:p>#Matt Steffan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w8ZhLPdQ0u_Y-TLKd61hGA/playlists</text:p>
          </table:table-cell>
          <table:table-cell office:value-type="string" calcext:value-type="string">
            <text:p>#1MILLION Dance St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sgteDt49mgLADdBIkoAo3Q/playlists</text:p>
          </table:table-cell>
          <table:table-cell office:value-type="string" calcext:value-type="string">
            <text:p>#Brinn Nicole Go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O48PurjV19YHPTdxIiI5-w/playlists</text:p>
          </table:table-cell>
          <table:table-cell office:value-type="string" calcext:value-type="string">
            <text:p>#Shotokan Sens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2P_ez18uOCFlNpnZParZtw/playlists</text:p>
          </table:table-cell>
          <table:table-cell office:value-type="string" calcext:value-type="string">
            <text:p>#Global Martial Arts Univer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EKuJovn_U9PdoGXxjWx4Tg/playlists</text:p>
          </table:table-cell>
          <table:table-cell office:value-type="string" calcext:value-type="string">
            <text:p>#Shaolin kung 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vQQ0F6MBrNn2HopQBG7OVg/playlists</text:p>
          </table:table-cell>
          <table:table-cell office:value-type="string" calcext:value-type="string">
            <text:p>#iYoga 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_xYALq063ZWm-26IeG9cCQ/playlists</text:p>
          </table:table-cell>
          <table:table-cell office:value-type="string" calcext:value-type="string">
            <text:p>#VENTUNO Y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H-81uaxCwAAaSgxRtxMkxg/playlists</text:p>
          </table:table-cell>
          <table:table-cell office:value-type="string" calcext:value-type="string">
            <text:p>#KinoY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g5LjzSV0GqSjXJXERkW1FA/playlists</text:p>
          </table:table-cell>
          <table:table-cell office:value-type="string" calcext:value-type="string">
            <text:p>#Jeet Selal Aesthe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iP6wD_tYlYLYh3agzbByWQ/playlists</text:p>
          </table:table-cell>
          <table:table-cell office:value-type="string" calcext:value-type="string">
            <text:p>#FitnessBlen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INFWq52ShSgUFEoynfSwg/playlists</text:p>
          </table:table-cell>
          <table:table-cell office:value-type="string" calcext:value-type="string">
            <text:p>#POPSUGAR Fit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Zeron4gSW__LT5EQV5VTuw/playlists</text:p>
          </table:table-cell>
          <table:table-cell office:value-type="string" calcext:value-type="string">
            <text:p>#eHowSpo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0yMj-s4r3ydlDtT9XlBUSw/playlists</text:p>
          </table:table-cell>
          <table:table-cell office:value-type="string" calcext:value-type="string">
            <text:p>#Don of Des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2onM4kU0ChVbwlYMemRJEg/playlists</text:p>
          </table:table-cell>
          <table:table-cell office:value-type="string" calcext:value-type="string">
            <text:p>#KamaT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kxMlA7rt-mnIc1AjbyAsPw/playlists</text:p>
          </table:table-cell>
          <table:table-cell office:value-type="string" calcext:value-type="string">
            <text:p>#sexplan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wTRjvjVge51X-ILJ4i22ew/playlists</text:p>
          </table:table-cell>
          <table:table-cell office:value-type="string" calcext:value-type="string">
            <text:p>#Sing King Karao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Ik6z4gxI5ADYK7HmNiJvNg/playlists</text:p>
          </table:table-cell>
          <table:table-cell office:value-type="string" calcext:value-type="string">
            <text:p>#Sing2Piano | Piano Backing Trac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jRzsiP_aDWWLHV4-2LKBtg/playlists</text:p>
          </table:table-cell>
          <table:table-cell office:value-type="string" calcext:value-type="string">
            <text:p>#recordingrevolu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j0-W75RL3AS_psDlWBqu1w/playlists</text:p>
          </table:table-cell>
          <table:table-cell office:value-type="string" calcext:value-type="string">
            <text:p>#SadowickProdu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pyUGZeMUtOvt57UACw3H2g/playlists</text:p>
          </table:table-cell>
          <table:table-cell office:value-type="string" calcext:value-type="string">
            <text:p>#Produce Like A 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21BwBKSKiPFbNvzl3-eh_A/playlists</text:p>
          </table:table-cell>
          <table:table-cell office:value-type="string" calcext:value-type="string">
            <text:p>#MusicTechHelpGu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dhEtUEo9x-sNNOpAe3cMQ/playlists</text:p>
          </table:table-cell>
          <table:table-cell office:value-type="string" calcext:value-type="string">
            <text:p>#Berklee On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jdxyPMmtiBLrmsM2Ok-AUg/playlists</text:p>
          </table:table-cell>
          <table:table-cell office:value-type="string" calcext:value-type="string">
            <text:p>#swiftless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M61zUkZ6dpzJHE1sUeSJ0Q/playlists</text:p>
          </table:table-cell>
          <table:table-cell office:value-type="string" calcext:value-type="string">
            <text:p>#Voice Lesson.c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6x5NRBmotXDEvLDDFWlLvA/playlists</text:p>
          </table:table-cell>
          <table:table-cell office:value-type="string" calcext:value-type="string">
            <text:p>#Ken Tamplin Vocal Academ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lnt3qoAgvP6rLq_kzy4gbw/playlists</text:p>
          </table:table-cell>
          <table:table-cell office:value-type="string" calcext:value-type="string">
            <text:p>#Roger Burnley Voice St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AHuHgj0RjadzpDzZ0OWVA/playlists</text:p>
          </table:table-cell>
          <table:table-cell office:value-type="string" calcext:value-type="string">
            <text:p>#Aussie Vocal Co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XlIvD6MtbHB7YhP3vudmHQ/playlists</text:p>
          </table:table-cell>
          <table:table-cell office:value-type="string" calcext:value-type="string">
            <text:p>#Maneesh Sax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zQ1L-wzA_1qmLf49ey9iTQ/playlists</text:p>
          </table:table-cell>
          <table:table-cell office:value-type="string" calcext:value-type="string">
            <text:p>#DSLRgu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efkgjtkENB2-mR8jftChUQ/playlists</text:p>
          </table:table-cell>
          <table:table-cell office:value-type="string" calcext:value-type="string">
            <text:p>#Profit Ad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hA624rCabHAmd6lpkLOw7A/playlists</text:p>
          </table:table-cell>
          <table:table-cell office:value-type="string" calcext:value-type="string">
            <text:p>#WPBeginner - WordPress Tutor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q2MmZQ8-kqEVAnmL2GSMsQ/playlists</text:p>
          </table:table-cell>
          <table:table-cell office:value-type="string" calcext:value-type="string">
            <text:p>#Mapleso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iaUNF5GUwJ8owZq5Qgw0ZA/playlists</text:p>
          </table:table-cell>
          <table:table-cell office:value-type="string" calcext:value-type="string">
            <text:p>#ShareLaT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twaWPOXEBysZLh1rrPzwFw/playlists</text:p>
          </table:table-cell>
          <table:table-cell office:value-type="string" calcext:value-type="string">
            <text:p>#SolidWorks Tutorial 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jaDB1VxFVh0mf181Eu7w7Q/playlists</text:p>
          </table:table-cell>
          <table:table-cell office:value-type="string" calcext:value-type="string">
            <text:p>#Mufasu C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PzsLg_Hze9S_LLMhJGuUrA/playlists</text:p>
          </table:table-cell>
          <table:table-cell office:value-type="string" calcext:value-type="string">
            <text:p>#parsysE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ChqsCRFePrP2X897iQkyAA/playlists</text:p>
          </table:table-cell>
          <table:table-cell office:value-type="string" calcext:value-type="string">
            <text:p>#Kabita's Kit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75CvYbm5BXpbEkGqFKABw/playlists</text:p>
          </table:table-cell>
          <table:table-cell office:value-type="string" calcext:value-type="string">
            <text:p>#Manjula's Kitc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YRRwNWXxCKFaVjFuXo1I8Q/playlists</text:p>
          </table:table-cell>
          <table:table-cell office:value-type="string" calcext:value-type="string">
            <text:p>#Tarla Dal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goxyzvouZM-tCgsYzrYtyg/playlists</text:p>
          </table:table-cell>
          <table:table-cell office:value-type="string" calcext:value-type="string">
            <text:p>#NishaMadhuli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qJkAAmi4QKCPCF62r_-BhQ/playlists</text:p>
          </table:table-cell>
          <table:table-cell office:value-type="string" calcext:value-type="string">
            <text:p>#India Food Netwo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moX4QULJ9MB00xW4coMiOw/playlists</text:p>
          </table:table-cell>
          <table:table-cell office:value-type="string" calcext:value-type="string">
            <text:p>#Sanjeev Kapoor Khaz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uOEJKsxQkkfj_NRUT8rX-g/playlists</text:p>
          </table:table-cell>
          <table:table-cell office:value-type="string" calcext:value-type="string">
            <text:p>#Travelx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SPEjw8F2nQDtmUKPFNF7_A/playlists</text:p>
          </table:table-cell>
          <table:table-cell office:value-type="string" calcext:value-type="string">
            <text:p>#NHK WORLD-JAP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GaOvAFinZ7BCN_FDmw74fQ/playlists</text:p>
          </table:table-cell>
          <table:table-cell office:value-type="string" calcext:value-type="string">
            <text:p>#Expe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chgIh8Tc4sTmBfnMQ5pDdg/playlists</text:p>
          </table:table-cell>
          <table:table-cell office:value-type="string" calcext:value-type="string">
            <text:p>#Rick Steves' Eur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t_NLJ4McJlCyYM-dSPRo7Q/playlists</text:p>
          </table:table-cell>
          <table:table-cell office:value-type="string" calcext:value-type="string">
            <text:p>#Lost LeBla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eMecwNIJrd_kyw_6fKgmqw/playlists</text:p>
          </table:table-cell>
          <table:table-cell office:value-type="string" calcext:value-type="string">
            <text:p>#The Social Ho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B5ZX_WFAXHllGSERP-6EvA/playlists</text:p>
          </table:table-cell>
          <table:table-cell office:value-type="string" calcext:value-type="string">
            <text:p>#BuddyB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WMGibmCqz-J7U_08ziHzdg/playlists</text:p>
          </table:table-cell>
          <table:table-cell office:value-type="string" calcext:value-type="string">
            <text:p>#Tape A T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YuZK76-fjla2_4aSsVphsQ/playlists</text:p>
          </table:table-cell>
          <table:table-cell office:value-type="string" calcext:value-type="string">
            <text:p>#G TAL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7LqfmRTtzz3potF56FFwEg/playlists</text:p>
          </table:table-cell>
          <table:table-cell office:value-type="string" calcext:value-type="string">
            <text:p>#Mirchi RJ Vashish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Zgq0kHCr8COZd-lnGnmz9w/playlists</text:p>
          </table:table-cell>
          <table:table-cell office:value-type="string" calcext:value-type="string">
            <text:p>#InnerVo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TlnaHHQ75zlDg_fLr7tGEg/playlists</text:p>
          </table:table-cell>
          <table:table-cell office:value-type="string" calcext:value-type="string">
            <text:p>#The Timeli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youtube.com/channel/UC85VW73bQLEjs_taFKP7TwQ/playlists</text:p>
          </table:table-cell>
          <table:table-cell office:value-type="string" calcext:value-type="string">
            <text:p>#Nucleus Medical Media</text:p>
          </table:table-cell>
          <table:table-cell table:number-columns-repeated="5"/>
        </table:table-row>
      </table:table>
      <table:table table:name="VideoChannel" table:style-name="ta1">
        <table:table-column table:style-name="co9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ttps://www.youtube.com/channel/UCfzlCWGWYyIQ0aLC5w48gBQ</text:p>
          </table:table-cell>
          <table:table-cell office:value-type="string" calcext:value-type="string">
            <text:p>#sent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VCi5JbYmfG3q5MEuoWdOw</text:p>
          </table:table-cell>
          <table:table-cell office:value-type="string" calcext:value-type="string">
            <text:p>#Uda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U6e4MJtvlcX5DBLP1cq8hQ</text:p>
          </table:table-cell>
          <table:table-cell office:value-type="string" calcext:value-type="string">
            <text:p>#Udemy Te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79Gv3mYp6zKiSwYemEik9A</text:p>
          </table:table-cell>
          <table:table-cell office:value-type="string" calcext:value-type="string">
            <text:p>#DataC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kw4JCwteGrDHIsyIIKo4tQ</text:p>
          </table:table-cell>
          <table:table-cell office:value-type="string" calcext:value-type="string">
            <text:p>#edureka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Epe5DhhS0HYFBaCVsU2Iwg</text:p>
          </table:table-cell>
          <table:table-cell office:value-type="string" calcext:value-type="string">
            <text:p>#The Bad Tuto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59K-uG2A5ogwIrHw4bmlEg</text:p>
          </table:table-cell>
          <table:table-cell office:value-type="string" calcext:value-type="string">
            <text:p>#Telus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JbPGzawDH1njbqV-D5HqKw</text:p>
          </table:table-cell>
          <table:table-cell office:value-type="string" calcext:value-type="string">
            <text:p>#thenewbos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oQK7OVcIVy-nV4m-SMCk_Q</text:p>
          </table:table-cell>
          <table:table-cell office:value-type="string" calcext:value-type="string">
            <text:p>#Adrian Rosebro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Hbx9IUW7eCeJsC4sBCTNBA</text:p>
          </table:table-cell>
          <table:table-cell office:value-type="string" calcext:value-type="string">
            <text:p>#iFixit Vide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2DjFE7Xf11URZqWBigcVOQ</text:p>
          </table:table-cell>
          <table:table-cell office:value-type="string" calcext:value-type="string">
            <text:p>#EEV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UGCfw5Kjg6xrF6XFoKw-ww</text:p>
          </table:table-cell>
          <table:table-cell office:value-type="string" calcext:value-type="string">
            <text:p>#MonkeyS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SpVHeDGr9UbREhRca0qwsA</text:p>
          </table:table-cell>
          <table:table-cell office:value-type="string" calcext:value-type="string">
            <text:p>#Howc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EBb1b_L6zDS3xTUrIALZOw</text:p>
          </table:table-cell>
          <table:table-cell office:value-type="string" calcext:value-type="string">
            <text:p>#MIT OpenCourse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5-U0-NL0qhp7nU14Aa0xeQ</text:p>
          </table:table-cell>
          <table:table-cell office:value-type="string" calcext:value-type="string">
            <text:p>#Vicky Patel D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user/mihrantv</text:p>
          </table:table-cell>
          <table:table-cell office:value-type="string" calcext:value-type="string">
            <text:p>#Mihran Kirakos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rfgEht4KZl6dIh_ySaZ3gQ</text:p>
          </table:table-cell>
          <table:table-cell office:value-type="string" calcext:value-type="string">
            <text:p>#How to Dance - For 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uadPFPaLssruxIU2MuIeXQ</text:p>
          </table:table-cell>
          <table:table-cell office:value-type="string" calcext:value-type="string">
            <text:p>#Neil Kele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_ZE4PR1Yo1miy7EmuJqpmQ</text:p>
          </table:table-cell>
          <table:table-cell office:value-type="string" calcext:value-type="string">
            <text:p>#Rockstar Dance Studi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v58r9mAhzFjrfk4d5tK2RA</text:p>
          </table:table-cell>
          <table:table-cell office:value-type="string" calcext:value-type="string">
            <text:p>#Melvin Lou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rCrHVA0_WTH1vmn_13eGeg</text:p>
          </table:table-cell>
          <table:table-cell office:value-type="string" calcext:value-type="string">
            <text:p>#LiveToDance with Son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TnPAzTvTAaLp7U-BrskOQ</text:p>
          </table:table-cell>
          <table:table-cell office:value-type="string" calcext:value-type="string">
            <text:p>#Hatt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Y4l4LQ6Da40CDotReSEu5w</text:p>
          </table:table-cell>
          <table:table-cell office:value-type="string" calcext:value-type="string">
            <text:p>#Dancefit L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-tyfuaqimxRI0If_iJdUwQ</text:p>
          </table:table-cell>
          <table:table-cell office:value-type="string" calcext:value-type="string">
            <text:p>#Vidya Nah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IKDR34zgmNtc_x1vb470vA</text:p>
          </table:table-cell>
          <table:table-cell office:value-type="string" calcext:value-type="string">
            <text:p>#Online Garba Class SATHIYA GARBA INTERNATION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czFdwWpVEpoqb-eMm4c4dQ</text:p>
          </table:table-cell>
          <table:table-cell office:value-type="string" calcext:value-type="string">
            <text:p>#Matt Steffan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w8ZhLPdQ0u_Y-TLKd61hGA</text:p>
          </table:table-cell>
          <table:table-cell office:value-type="string" calcext:value-type="string">
            <text:p>#1MILLION Dance St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sgteDt49mgLADdBIkoAo3Q</text:p>
          </table:table-cell>
          <table:table-cell office:value-type="string" calcext:value-type="string">
            <text:p>#Brinn Nicole Go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O48PurjV19YHPTdxIiI5-w</text:p>
          </table:table-cell>
          <table:table-cell office:value-type="string" calcext:value-type="string">
            <text:p>#Shotokan Sens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2P_ez18uOCFlNpnZParZtw</text:p>
          </table:table-cell>
          <table:table-cell office:value-type="string" calcext:value-type="string">
            <text:p>#Global Martial Arts Univer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EKuJovn_U9PdoGXxjWx4Tg</text:p>
          </table:table-cell>
          <table:table-cell office:value-type="string" calcext:value-type="string">
            <text:p>#Shaolin kung f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vQQ0F6MBrNn2HopQBG7OVg</text:p>
          </table:table-cell>
          <table:table-cell office:value-type="string" calcext:value-type="string">
            <text:p>#iYoga Cl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_xYALq063ZWm-26IeG9cCQ</text:p>
          </table:table-cell>
          <table:table-cell office:value-type="string" calcext:value-type="string">
            <text:p>#VENTUNO YO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H-81uaxCwAAaSgxRtxMkxg</text:p>
          </table:table-cell>
          <table:table-cell office:value-type="string" calcext:value-type="string">
            <text:p>#KinoYo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g5LjzSV0GqSjXJXERkW1FA</text:p>
          </table:table-cell>
          <table:table-cell office:value-type="string" calcext:value-type="string">
            <text:p>#Jeet Selal Aesthet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iP6wD_tYlYLYh3agzbByWQ</text:p>
          </table:table-cell>
          <table:table-cell office:value-type="string" calcext:value-type="string">
            <text:p>#FitnessBle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INFWq52ShSgUFEoynfSwg</text:p>
          </table:table-cell>
          <table:table-cell office:value-type="string" calcext:value-type="string">
            <text:p>#POPSUGAR Fit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eron4gSW__LT5EQV5VTuw</text:p>
          </table:table-cell>
          <table:table-cell office:value-type="string" calcext:value-type="string">
            <text:p>#eHowSp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0yMj-s4r3ydlDtT9XlBUSw</text:p>
          </table:table-cell>
          <table:table-cell office:value-type="string" calcext:value-type="string">
            <text:p>#Don of Des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2onM4kU0ChVbwlYMemRJEg</text:p>
          </table:table-cell>
          <table:table-cell office:value-type="string" calcext:value-type="string">
            <text:p>#KamaT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kxMlA7rt-mnIc1AjbyAsPw</text:p>
          </table:table-cell>
          <table:table-cell office:value-type="string" calcext:value-type="string">
            <text:p>#sexplan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wTRjvjVge51X-ILJ4i22ew</text:p>
          </table:table-cell>
          <table:table-cell office:value-type="string" calcext:value-type="string">
            <text:p>#Sing King Karao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Ik6z4gxI5ADYK7HmNiJvNg</text:p>
          </table:table-cell>
          <table:table-cell office:value-type="string" calcext:value-type="string">
            <text:p>#Sing2Piano | Piano Backing Tra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jRzsiP_aDWWLHV4-2LKBtg</text:p>
          </table:table-cell>
          <table:table-cell office:value-type="string" calcext:value-type="string">
            <text:p>#recordingrev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j0-W75RL3AS_psDlWBqu1w</text:p>
          </table:table-cell>
          <table:table-cell office:value-type="string" calcext:value-type="string">
            <text:p>#SadowickProdu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pyUGZeMUtOvt57UACw3H2g</text:p>
          </table:table-cell>
          <table:table-cell office:value-type="string" calcext:value-type="string">
            <text:p>#Produce Like A P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21BwBKSKiPFbNvzl3-eh_A</text:p>
          </table:table-cell>
          <table:table-cell office:value-type="string" calcext:value-type="string">
            <text:p>#MusicTechHelpGu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dhEtUEo9x-sNNOpAe3cMQ</text:p>
          </table:table-cell>
          <table:table-cell office:value-type="string" calcext:value-type="string">
            <text:p>#Berklee On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jdxyPMmtiBLrmsM2Ok-AUg</text:p>
          </table:table-cell>
          <table:table-cell office:value-type="string" calcext:value-type="string">
            <text:p>#swiftless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M61zUkZ6dpzJHE1sUeSJ0Q</text:p>
          </table:table-cell>
          <table:table-cell office:value-type="string" calcext:value-type="string">
            <text:p>#Voice Lesson.c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6x5NRBmotXDEvLDDFWlLvA</text:p>
          </table:table-cell>
          <table:table-cell office:value-type="string" calcext:value-type="string">
            <text:p>#Ken Tamplin Vocal Academ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lnt3qoAgvP6rLq_kzy4gbw</text:p>
          </table:table-cell>
          <table:table-cell office:value-type="string" calcext:value-type="string">
            <text:p>#Roger Burnley Voice Stu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AHuHgj0RjadzpDzZ0OWVA</text:p>
          </table:table-cell>
          <table:table-cell office:value-type="string" calcext:value-type="string">
            <text:p>#Aussie Vocal Co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XlIvD6MtbHB7YhP3vudmHQ</text:p>
          </table:table-cell>
          <table:table-cell office:value-type="string" calcext:value-type="string">
            <text:p>#Maneesh Sax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Q1L-wzA_1qmLf49ey9iTQ</text:p>
          </table:table-cell>
          <table:table-cell office:value-type="string" calcext:value-type="string">
            <text:p>#DSLRgu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efkgjtkENB2-mR8jftChUQ</text:p>
          </table:table-cell>
          <table:table-cell office:value-type="string" calcext:value-type="string">
            <text:p>#Profit Ad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hA624rCabHAmd6lpkLOw7A</text:p>
          </table:table-cell>
          <table:table-cell office:value-type="string" calcext:value-type="string">
            <text:p>#WPBeginner - WordPress Tutoria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q2MmZQ8-kqEVAnmL2GSMsQ</text:p>
          </table:table-cell>
          <table:table-cell office:value-type="string" calcext:value-type="string">
            <text:p>#Mapleso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iaUNF5GUwJ8owZq5Qgw0ZA</text:p>
          </table:table-cell>
          <table:table-cell office:value-type="string" calcext:value-type="string">
            <text:p>#ShareLaT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twaWPOXEBysZLh1rrPzwFw</text:p>
          </table:table-cell>
          <table:table-cell office:value-type="string" calcext:value-type="string">
            <text:p>#SolidWorks Tutorial 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jaDB1VxFVh0mf181Eu7w7Q</text:p>
          </table:table-cell>
          <table:table-cell office:value-type="string" calcext:value-type="string">
            <text:p>#Mufasu C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PzsLg_Hze9S_LLMhJGuUrA</text:p>
          </table:table-cell>
          <table:table-cell office:value-type="string" calcext:value-type="string">
            <text:p>#parsys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ChqsCRFePrP2X897iQkyAA</text:p>
          </table:table-cell>
          <table:table-cell office:value-type="string" calcext:value-type="string">
            <text:p>#Kabita's 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75CvYbm5BXpbEkGqFKABw</text:p>
          </table:table-cell>
          <table:table-cell office:value-type="string" calcext:value-type="string">
            <text:p>#Manjula's 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YRRwNWXxCKFaVjFuXo1I8Q</text:p>
          </table:table-cell>
          <table:table-cell office:value-type="string" calcext:value-type="string">
            <text:p>#Tarla Dal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goxyzvouZM-tCgsYzrYtyg</text:p>
          </table:table-cell>
          <table:table-cell office:value-type="string" calcext:value-type="string">
            <text:p>#NishaMadhul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qJkAAmi4QKCPCF62r_-BhQ</text:p>
          </table:table-cell>
          <table:table-cell office:value-type="string" calcext:value-type="string">
            <text:p>#India Food Netw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moX4QULJ9MB00xW4coMiOw</text:p>
          </table:table-cell>
          <table:table-cell office:value-type="string" calcext:value-type="string">
            <text:p>#Sanjeev Kapoor Khaz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uOEJKsxQkkfj_NRUT8rX-g</text:p>
          </table:table-cell>
          <table:table-cell office:value-type="string" calcext:value-type="string">
            <text:p>#Travel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SPEjw8F2nQDtmUKPFNF7_A</text:p>
          </table:table-cell>
          <table:table-cell office:value-type="string" calcext:value-type="string">
            <text:p>#NHK WORLD-JA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GaOvAFinZ7BCN_FDmw74fQ</text:p>
          </table:table-cell>
          <table:table-cell office:value-type="string" calcext:value-type="string">
            <text:p>#Exp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chgIh8Tc4sTmBfnMQ5pDdg</text:p>
          </table:table-cell>
          <table:table-cell office:value-type="string" calcext:value-type="string">
            <text:p>#Rick Steves' Euro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t_NLJ4McJlCyYM-dSPRo7Q</text:p>
          </table:table-cell>
          <table:table-cell office:value-type="string" calcext:value-type="string">
            <text:p>#Lost LeBla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eMecwNIJrd_kyw_6fKgmqw</text:p>
          </table:table-cell>
          <table:table-cell office:value-type="string" calcext:value-type="string">
            <text:p>#The Social Ho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5ZX_WFAXHllGSERP-6EvA</text:p>
          </table:table-cell>
          <table:table-cell office:value-type="string" calcext:value-type="string">
            <text:p>#BuddyB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WMGibmCqz-J7U_08ziHzdg</text:p>
          </table:table-cell>
          <table:table-cell office:value-type="string" calcext:value-type="string">
            <text:p>#Tape A 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YuZK76-fjla2_4aSsVphsQ</text:p>
          </table:table-cell>
          <table:table-cell office:value-type="string" calcext:value-type="string">
            <text:p>#G TAL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7LqfmRTtzz3potF56FFwEg</text:p>
          </table:table-cell>
          <table:table-cell office:value-type="string" calcext:value-type="string">
            <text:p>#Mirchi RJ Vashish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gq0kHCr8COZd-lnGnmz9w</text:p>
          </table:table-cell>
          <table:table-cell office:value-type="string" calcext:value-type="string">
            <text:p>#InnerV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TlnaHHQ75zlDg_fLr7tGEg</text:p>
          </table:table-cell>
          <table:table-cell office:value-type="string" calcext:value-type="string">
            <text:p>#The Timeli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85VW73bQLEjs_taFKP7TwQ</text:p>
          </table:table-cell>
          <table:table-cell office:value-type="string" calcext:value-type="string">
            <text:p>#Nucleus Medical Media</text:p>
          </table:table-cell>
          <table:table-cell table:number-columns-repeated="3"/>
        </table:table-row>
      </table:table>
      <table:table table:name="AudioPlaylist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https://www.youtube.com/channel/UCplkk3J5wrEl0TNrthHjq4Q/playlists</text:p>
          </table:table-cell>
          <table:table-cell office:value-type="string" calcext:value-type="string">
            <text:p>#Kurt Hugo Schnei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H4EVUqljV-zkZEd0Ot7EQ/playlists</text:p>
          </table:table-cell>
          <table:table-cell office:value-type="string" calcext:value-type="string">
            <text:p>#Madilyn Bail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WrtsravWX0ANhHiJXNlyXw/playlists</text:p>
          </table:table-cell>
          <table:table-cell office:value-type="string" calcext:value-type="string">
            <text:p>#TheSamTsu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LRpI5yd10aJxSel3e6MlNw/playlists</text:p>
          </table:table-cell>
          <table:table-cell office:value-type="string" calcext:value-type="string">
            <text:p>#gootmu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twQvkMG2Ksbe2HhB1WJlOg/playlists</text:p>
          </table:table-cell>
          <table:table-cell office:value-type="string" calcext:value-type="string">
            <text:p>#Cover N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pYA9ZfkL4jMhIfYqlwICbw/playlists</text:p>
          </table:table-cell>
          <table:table-cell office:value-type="string" calcext:value-type="string">
            <text:p>#Samantha Har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zL6rJhkoXkIt0fCv9T9_uA/playlists</text:p>
          </table:table-cell>
          <table:table-cell office:value-type="string" calcext:value-type="string">
            <text:p>#Pop Chartbust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_A7K2dXFsTMAciGmnNxy-Q/playlists</text:p>
          </table:table-cell>
          <table:table-cell office:value-type="string" calcext:value-type="string">
            <text:p>#Saregama Mu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Rm96I5kmb_iGFofE5N691w/playlists</text:p>
          </table:table-cell>
          <table:table-cell office:value-type="string" calcext:value-type="string">
            <text:p>#Bollywood Clas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BzRNetz7eOSqcAdNXhPZPA/playlists</text:p>
          </table:table-cell>
          <table:table-cell office:value-type="string" calcext:value-type="string">
            <text:p>#Pehchan Mus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nrG75VRwdlp2wtwfpOCBRQ/playlists</text:p>
          </table:table-cell>
          <table:table-cell office:value-type="string" calcext:value-type="string">
            <text:p>#San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-Qzdx2YISLNU6gEJ27YRiQ/playlists</text:p>
          </table:table-cell>
          <table:table-cell office:value-type="string" calcext:value-type="string">
            <text:p>#Siddharth Sla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channel/UCCEaCz6eZkPbxW-F7c6I3hA/playlists</text:p>
          </table:table-cell>
          <table:table-cell office:value-type="string" calcext:value-type="string">
            <text:p>#Shreya Karmakar</text:p>
          </table:table-cell>
          <table:table-cell table:number-columns-repeated="3"/>
        </table:table-row>
      </table:table>
      <table:table table:name="AudioChannel" table:style-name="ta1"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https://www.youtube.com/channel/UCplkk3J5wrEl0TNrthHjq4Q</text:p>
          </table:table-cell>
          <table:table-cell office:value-type="string" calcext:value-type="string">
            <text:p>#Kurt Hugo Schneider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ZH4EVUqljV-zkZEd0Ot7EQ</text:p>
          </table:table-cell>
          <table:table-cell office:value-type="string" calcext:value-type="string">
            <text:p>#Madilyn Bailey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WrtsravWX0ANhHiJXNlyXw</text:p>
          </table:table-cell>
          <table:table-cell office:value-type="string" calcext:value-type="string">
            <text:p>#TheSamTsui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LRpI5yd10aJxSel3e6MlNw</text:p>
          </table:table-cell>
          <table:table-cell office:value-type="string" calcext:value-type="string">
            <text:p>#gootmusic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twQvkMG2Ksbe2HhB1WJlOg</text:p>
          </table:table-cell>
          <table:table-cell office:value-type="string" calcext:value-type="string">
            <text:p>#Cover Nation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pYA9ZfkL4jMhIfYqlwICbw</text:p>
          </table:table-cell>
          <table:table-cell office:value-type="string" calcext:value-type="string">
            <text:p>#Samantha Harvey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zL6rJhkoXkIt0fCv9T9_uA</text:p>
          </table:table-cell>
          <table:table-cell office:value-type="string" calcext:value-type="string">
            <text:p>#Pop Chartbusters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_A7K2dXFsTMAciGmnNxy-Q</text:p>
          </table:table-cell>
          <table:table-cell office:value-type="string" calcext:value-type="string">
            <text:p>#Saregama Music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Rm96I5kmb_iGFofE5N691w</text:p>
          </table:table-cell>
          <table:table-cell office:value-type="string" calcext:value-type="string">
            <text:p>#Bollywood Classics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BzRNetz7eOSqcAdNXhPZPA</text:p>
          </table:table-cell>
          <table:table-cell office:value-type="string" calcext:value-type="string">
            <text:p>#Pehchan Music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nrG75VRwdlp2wtwfpOCBRQ</text:p>
          </table:table-cell>
          <table:table-cell office:value-type="string" calcext:value-type="string">
            <text:p>#Sanam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-Qzdx2YISLNU6gEJ27YRiQ</text:p>
          </table:table-cell>
          <table:table-cell office:value-type="string" calcext:value-type="string">
            <text:p>#Siddharth Slathia</text:p>
          </table:table-cell>
          <table:table-cell/>
        </table:table-row>
        <table:table-row table:style-name="ro1">
          <table:table-cell office:value-type="string" calcext:value-type="string">
            <text:p>https://www.youtube.com/channel/UCCEaCz6eZkPbxW-F7c6I3hA</text:p>
          </table:table-cell>
          <table:table-cell office:value-type="string" calcext:value-type="string">
            <text:p>#Shreya Karmakar</text:p>
          </table:table-cell>
          <table:table-cell/>
        </table:table-row>
      </table:table>
      <table:table table:name="VideoPlaylistOnly" table:style-name="ta1">
        <table:table-column table:style-name="co18" table:default-cell-style-name="Default"/>
        <table:table-row table:style-name="ro1">
          <table:table-cell office:value-type="string" calcext:value-type="string">
            <text:p>https://www.youtube.com/playlist?list=PL0-84-yl1fUnRuXGFe_F7qSH1LEnn9LkW</text:p>
          </table:table-cell>
        </table:table-row>
        <table:table-row table:style-name="ro1">
          <table:table-cell office:value-type="string" calcext:value-type="string">
            <text:p>https://www.youtube.com/playlist?list=PLEB66C14B081F5032</text:p>
          </table:table-cell>
        </table:table-row>
        <table:table-row table:style-name="ro1">
          <table:table-cell office:value-type="string" calcext:value-type="string">
            <text:p>https://www.youtube.com/playlist?list=PL41lfR-6DnOqPsuqxjRchhBf2m78DOMbM</text:p>
          </table:table-cell>
        </table:table-row>
        <table:table-row table:style-name="ro1">
          <table:table-cell office:value-type="string" calcext:value-type="string">
            <text:p>https://www.youtube.com/playlist?list=PL_Ov4RuPhaxZAV3r_eKOsMEGxhSkBcGt_</text:p>
          </table:table-cell>
        </table:table-row>
        <table:table-row table:style-name="ro1">
          <table:table-cell office:value-type="string" calcext:value-type="string">
            <text:p>https://www.youtube.com/playlist?list=PLriKzYyLb28kpEnFFi9_vJWPf5-_7d3rX</text:p>
          </table:table-cell>
        </table:table-row>
        <table:table-row table:style-name="ro1">
          <table:table-cell office:value-type="string" calcext:value-type="string">
            <text:p>https://www.youtube.com/playlist?list=PLL-WQgyfBDpZpsomUMkFUzRq8bAlkwO_j</text:p>
          </table:table-cell>
        </table:table-row>
        <table:table-row table:style-name="ro1">
          <table:table-cell office:value-type="string" calcext:value-type="string">
            <text:p>https://www.youtube.com/playlist?list=PLq-lSmmn_oJ3fI4jagClwrrUdeBFDgDcj</text:p>
          </table:table-cell>
        </table:table-row>
        <table:table-row table:style-name="ro1">
          <table:table-cell office:value-type="string" calcext:value-type="string">
            <text:p>https://www.youtube.com/playlist?list=PLP0S85GEw7DOJf_cbgUIL20qqwqb5x8KA</text:p>
          </table:table-cell>
        </table:table-row>
        <table:table-row table:style-name="ro1">
          <table:table-cell office:value-type="string" calcext:value-type="string">
            <text:p>https://www.youtube.com/playlist?list=PLL-WQgyfBDpYGTI7EWV3Phz1FPNo8Tj_O</text:p>
          </table:table-cell>
        </table:table-row>
        <table:table-row table:style-name="ro1">
          <table:table-cell office:value-type="string" calcext:value-type="string">
            <text:p>https://www.youtube.com/playlist?list=PL0BFB1A647F7274EA</text:p>
          </table:table-cell>
        </table:table-row>
        <table:table-row table:style-name="ro1">
          <table:table-cell office:value-type="string" calcext:value-type="string">
            <text:p>https://www.youtube.com/playlist?list=PLNnwglGGYoTtW7o4PHFOSWGevcdFa3v3D</text:p>
          </table:table-cell>
        </table:table-row>
        <table:table-row table:style-name="ro1">
          <table:table-cell office:value-type="string" calcext:value-type="string">
            <text:p>https://www.youtube.com/playlist?list=PL1D4EAB31D3EBC449</text:p>
          </table:table-cell>
        </table:table-row>
        <table:table-row table:style-name="ro1">
          <table:table-cell office:value-type="string" calcext:value-type="string">
            <text:p>https://www.youtube.com/playlist?list=PLGMzg3FSjwgn4x38ueHR6k_UqtLl-QT5J</text:p>
          </table:table-cell>
        </table:table-row>
        <table:table-row table:style-name="ro1">
          <table:table-cell office:value-type="string" calcext:value-type="string">
            <text:p>https://www.youtube.com/playlist?list=PL01E8A9999F558916</text:p>
          </table:table-cell>
        </table:table-row>
        <table:table-row table:style-name="ro1">
          <table:table-cell office:value-type="string" calcext:value-type="string">
            <text:p>https://www.youtube.com/playlist?list=PLSJVeK0fwsdijSelDLwIVqefpR2xbfwmG</text:p>
          </table:table-cell>
        </table:table-row>
        <table:table-row table:style-name="ro1">
          <table:table-cell office:value-type="string" calcext:value-type="string">
            <text:p>https://www.youtube.com/playlist?list=PLDoPjvoNmBAwCNR-UIRft5YuVlZKrYh20</text:p>
          </table:table-cell>
        </table:table-row>
        <table:table-row table:style-name="ro1">
          <table:table-cell office:value-type="string" calcext:value-type="string">
            <text:p>https://www.youtube.com/playlist?list=PLJDamjx8iw44YyOJMuT7lvpRQ4d1TfLVh</text:p>
          </table:table-cell>
        </table:table-row>
        <table:table-row table:style-name="ro1">
          <table:table-cell office:value-type="string" calcext:value-type="string">
            <text:p>https://www.youtube.com/playlist?list=PL48F4E044565B097A</text:p>
          </table:table-cell>
        </table:table-row>
        <table:table-row table:style-name="ro1">
          <table:table-cell office:value-type="string" calcext:value-type="string">
            <text:p>https://www.youtube.com/playlist?list=PLDclr_SCaTAwUiJYgKDOUQvv6TJRj6fXx</text:p>
          </table:table-cell>
        </table:table-row>
        <table:table-row table:style-name="ro1">
          <table:table-cell office:value-type="string" calcext:value-type="string">
            <text:p>https://www.youtube.com/playlist?list=PLTyNXCMBOiBAc1VEqvfQzXwUk3NRI5N2d</text:p>
          </table:table-cell>
        </table:table-row>
        <table:table-row table:style-name="ro1">
          <table:table-cell office:value-type="string" calcext:value-type="string">
            <text:p>https://www.youtube.com/playlist?list=PLeu1p5jL9GOPIupp0JjzgzLCcEKl6Ne1y</text:p>
          </table:table-cell>
        </table:table-row>
        <table:table-row table:style-name="ro1">
          <table:table-cell office:value-type="string" calcext:value-type="string">
            <text:p>https://www.youtube.com/playlist?list=PLXmi76euGSyzXIKjigLhxJ_sWDwod0eYi</text:p>
          </table:table-cell>
        </table:table-row>
        <table:table-row table:style-name="ro1">
          <table:table-cell office:value-type="string" calcext:value-type="string">
            <text:p>https://www.youtube.com/playlist?list=PL_Ov4RuPhaxaes285Lh32XnPfdt4iOPYK</text:p>
          </table:table-cell>
        </table:table-row>
        <table:table-row table:style-name="ro1">
          <table:table-cell office:value-type="string" calcext:value-type="string">
            <text:p>https://www.youtube.com/playlist?list=PLP35LyTOQVIt823Sy_C3-166RLzONbw6W</text:p>
          </table:table-cell>
        </table:table-row>
        <table:table-row table:style-name="ro1">
          <table:table-cell office:value-type="string" calcext:value-type="string">
            <text:p>https://www.youtube.com/playlist?list=PLPmnoMVpkxfgvx6K9WCv-zlbIksh7yJd-</text:p>
          </table:table-cell>
        </table:table-row>
      </table:table>
      <table:table table:name="AudioPlaylistOnly" table:style-name="ta1">
        <table:table-column table:style-name="co19" table:default-cell-style-name="Default"/>
        <table:table-row table:style-name="ro1">
          <table:table-cell office:value-type="string" calcext:value-type="string">
            <text:p>https://www.youtube.com/playlist?list=PLtu-RwizV2qM8AvdrCEsBZpcgp7jPVHFG</text:p>
          </table:table-cell>
        </table:table-row>
        <table:table-row table:style-name="ro1">
          <table:table-cell office:value-type="string" calcext:value-type="string">
            <text:p>https://www.youtube.com/playlist?list=PLL-WQgyfBDpZlglIB_XUxFvhZhuPWUjeC</text:p>
          </table:table-cell>
        </table:table-row>
        <table:table-row table:style-name="ro1">
          <table:table-cell office:value-type="string" calcext:value-type="string">
            <text:p>https://www.youtube.com/playlist?list=PLL-WQgyfBDpYABZWkWhaYDXfGj1sTqscE</text:p>
          </table:table-cell>
        </table:table-row>
        <table:table-row table:style-name="ro1">
          <table:table-cell office:value-type="string" calcext:value-type="string">
            <text:p>https://www.youtube.com/playlist?list=PLL-WQgyfBDpZ90_Ob5InVpk-EBILoVsfq</text:p>
          </table:table-cell>
        </table:table-row>
      </table:table>
      <table:table table:name="UdemyCourseList" table:style-name="ta1">
        <table:table-column table:style-name="co13" table:default-cell-style-name="Default"/>
        <table:table-row table:style-name="ro1">
          <table:table-cell office:value-type="string" calcext:value-type="string">
            <text:p>#All My Courses</text:p>
          </table:table-cell>
        </table:table-row>
        <table:table-row table:style-name="ro1">
          <table:table-cell office:value-type="string" calcext:value-type="string">
            <text:p>https://www.udemy.com/newccnax-200-120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rdit-sulce-python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network-engineer-taster-cour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cnpswi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mplete-networking-fundamentals-course-ccna-star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isco-ccent-icnd1-100-105-complete-course-sims-and-gns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isco-ccna-icnd2-200-105-complete-course-sims-and-gns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cu_msp430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ing-rtos-hands-on-with-freertos-arduino-and-stm32fx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ing-microcontroller-with-peripheral-driver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mbedded-linux-step-by-step-using-beaglebo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arageband-101-learn-how-to-write-record-your-first-so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-great-singer-your-complete-vocal-training-syste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-entire-mba-in-1-courseaward-winning-business-school-prof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40-tips-on-making-a-great-online-udemy-course-haroun-save-time-mone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other-40-tips-on-making-a-great-online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chinelearn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the-complete-python-developer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ginning-c-plus-plus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-android-7-nougat-java-app-development-step-by-step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web-developer-bootcamp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the-complete-java-developer-course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c-verification-systemverilo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ovm-uv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lender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real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and-django-full-stack-web-developer-bootcam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ity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how-to-cod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train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real-time-examplesinterview-ques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os-12-app-development-bootcam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webdriver-with-python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javascript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ift-ios-ma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hatbots-how-to-make-chat-bot-for-facebook-messeng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eb-development-html5-css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t-us-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dmob-analytics-and-in-app-purchases-in-swif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freelancing-course-upwork-fiverr-home-busin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ild-your-professional-advanced-storage-box-level-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arch-engine-optimization-niche-site-seo-case-stud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build-a-buzzfeed-style-blog-on-wordpr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tup-big-data-development-environ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pache-flume-ingesting-log-data-into-hdf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evops-series-server-automation-using-ansibl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evops-series-setup-environment-using-virtual-machin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cala-and-spark-2-getting-start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and-spark-setup-development-environ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odern-javascrip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script-essent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chine-learning-mastercla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ands-on-hadoop-masterclass-tame-the-big-dat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xml-novice-to-ninj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981968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rvicenow-developer-course-the-ultimate-guid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c-developers-code-the-right-wa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webdriver-masterclass-novice-to-ninj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ya-3d-architecture-previsualiz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gular-js-complete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spnet-mvc-web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vbnet-the-ultimate-guide-to-vbnet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de-with-ruby-ruby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ity-shader-programming-and-editor-scripting-master-cla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ity-game-development-build-10-games-in-unit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echnology-and-trading-for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thereum-as-a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ipple-as-a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ash-as-a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itecoin-as-a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cryptocurrency-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itial-coin-offering-ico-tutor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yptocurrency-and-bitcoin-fundament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pyramid-web-dev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gui-programming-using-tkinter-and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ot-internet-of-things-automation-using-raspberry-pi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ot-internet-of-things-automation-with-esp8266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95119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95102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tatistics-for-data-science-using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chine-learning-using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andas-with-python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video-analytics-using-opencv-and-python-shel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rtificial-intelligence-with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dvanced-python-for-iot-iot-based-data-analysi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ya-master-class-complete-guide-to-3d-animation-in-may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for-iot-tutor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ducba-data-science-with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865208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commerce-website-in-php-mysqli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865552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eate-a-portfoli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ke-your-stor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ndroid-application-development-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ruby-on-rails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owerpodcast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ngular-2-from-beginner-to-advanc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get-your-first-1000-custom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acebook-advertis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utsource-your-idea-launch-your-business-for-14-the-pric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1-day-mvp-find-the-right-idea-and-build-a-demo-in-1-da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nancial-modeling-for-startups-small-busines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ws-essent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yptocurrency-complete-bitcoin-ethereum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ginner-guitar-mastercla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learn-c-tutorial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alculus-i-be-ready-for-your-college-calculus-i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lidworks-2015-basic-to-advance-level-train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oundations-of-front-end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mputer-science-and-programming-beginner-javascrip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lgebra-trigonometry-polynomial-rational-func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beginners-guide-to-autodesk-revit-architectur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lgebra-2-explain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hadoop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usic-theory-clas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ry-djang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droid-smarther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ll-plcs-training-course-urdu-hindi-langua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catia-v5-hd-video-training-for-mechanical-engine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obile-practical-accounts-training-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ios-10-developer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illion-dollar-case-stud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android-tutorial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commerce-website-in-php-hindi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official-udemy-instructor-tips-from-fellow-instructo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unity3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p-uft-120-autom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kotlin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dvanced-seo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ild-profitable-shopify-dropshipping-business-in-90-day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pbox-unity-3d-essent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digital-audio-workst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by-doing-android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neuro-linguistic-programming-nlp-course-introduction-acholog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natural-light-fashion-beauty-photograph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ookatphy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ndroid-wear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tting-to-know-your-samsung-galaxy-s7-and-s7-ed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mant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meter-step-by-step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fessional-logo-design-crash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alebthevideomaker2-php-development-clas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dobe-photoshop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rganicgardeningtrainingcntr_organics4orpha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cyc-the-ultimate-graphic-web-digital-and-video-design-journe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art-of-real-ios-programm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verything-about-php-for-beginn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echanical-and-electrical-engineering-explain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nline-business-mode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813742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data-structur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_power_bi_for_fre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rklogic-nosql-xquer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mongodb-the-nosql-leader-with-clarity-and-confidenc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mmercial-real-estate-investing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packet-tracer-labs-for-the-ccna-exam-practical-ccna-tes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de-your-own-cryptocurrenc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derstanding-the-forex-markets-for-forex-trad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emory-based-learning-node-nodej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cnp-route-lab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-learning-machi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de-dynamic-websit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pritekitrp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html5-programming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ltimate-android-lollipop-app-development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derstanding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p-mysql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dreamweaver-with-infinite-skil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build-an-online-business-a-complete-business-pla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n-android-developer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itcoin-or-how-i-learned-to-stop-worrying-and-love-crypt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rklogic-fundament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create-a-website-with-wordpress-for-fun-and-profi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bt4panic-cure-panic-anxiety-attacks-fas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lues-guitar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nceptual-foundations-of-pls-path-model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8-beautiful-ruby-on-rails-apps-in-30-day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ild-rock-solid-confidence-self-esteem-become-your-bes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zur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biee-12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ecoding-ap-computer-science-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edish-made-easy-fluent-swedish-in-6-days-day-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ntrepreneurship-the-8-step-business-launch-program-from-eaz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katalon-studi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-walk-through-ephesia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eproducible-analytical-pipelin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-dev-flow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ustainable-engineer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uby-on-rails-a-beginners-guide-fre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642442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ift-3-gam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2010648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ransparency-and-anti-corrup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stronomy-state-of-the-ar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rsa-framework-master-of-arsa-scrip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atabase-desig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java-framework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raphs-and-social-network-analytics-for-dummies-using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tart-making-com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eaching_philosoph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siness-101-the-modern-film-tv-game-music-compos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script-fundamentals-with-projec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vehicle-modeling-in-houdini-16-scifi-dropshi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ultimate-javascript-course-build-real-world-apps2018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katalon-studio-step-by-step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ift-by-example-make-apple-watch-apps-with-apple-watchki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imatron-university-beginner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21-again-21-natural-ways-to-look-and-feel-21-agai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droid-material-design-zero-to-her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droid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growth-hacker-interview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ortrait-photography-with-simple-gea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uby-smarther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lobalizationskem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ry-django-v1-11-python-web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iminal-investigation-in-the-new-millenniu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core-and-advanc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affinity-designer-for-ipad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advanced-html5-bootcam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pache-sqoop-for-certifications-cca-and-hdpc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edish-made-easy-comfortable-in-6-days-day-5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networking-scenarios-with-cisco-and-gns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2053043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dobe-flash-with-infinite-skil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sights-into-cybercrime-and-electronic-evidenc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ift-programming-from-learner-to-earn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rst-step-in-learning-how-to-read-arabi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ject-management-templates-creation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gularjs-mastercla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eb-development-concepts-with-scriptca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cna-vlogs-pass-your-ccna-200-125-icnd1-or-icnd2-exa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27357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lgorith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nline-business-30-days-challen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net-devops-cisco-python-automation-netconf-sdn-dock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48850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holman-protocol-hyg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complete-android8-oreo-nougat-m-java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bject-oriented-programming-oops-for-java-certific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-life-coa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alebthevideomaker2-database-and-mysql-clas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orex-education-school-pforex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edish-made-easy-day-2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o-keyword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nquer-your-stress-dont-manage-i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treetphotograph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bitcoin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dobe-flash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gramming-of-swift-4-with-ios-1and-xcode-9-for-al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n-tour-with-the-tornado-gr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ordpress-thrive-architect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ive-streaming-camera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jango-for-wordpress-develop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practice-lsat-with-video-explana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rket-apps-and-softwar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criptwriting-step-by-ste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-in-photoshop-from-zero-to-pr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inux-fundamentals-for-it-profession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tring-stringbuffer-stringbuilder-for-java-certific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imulating-real-world-problems-with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eating-iphone-and-ipad-apps-no-coding-requir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seful-excel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actical-game-development-in-unity-4-level-2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dobe-indesign-made-eas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g-tube-tips-and-tricks-to-earn-a-living-onli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mp-exam-prep-project-management-certification-pmbok-5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lackberry-10-native-development-using-cascad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ata-integration-with-the-marklogic-nosql-databa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adoopstarterki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merican-life-practical-english-skil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vuejs-fast-crash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-financial-analyst-from-scratch-n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nance-10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59529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aspberry-pi-workshop-become-a-coder-maker-invento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it-expert-4-hou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otoshop-too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nder-equality-and-sexual-diversit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artoon-character-modeling-in-blend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rket-your-website-on-the-interne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rket-your-website-on-the-interne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ower-pivot-workshop-beginn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ginner-violin-101-care-maintenance-and-the-right-gea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duct-design-fusion-360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oogle-adwords-for-small-business-secrets-of-an-agency-pr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ootstrap-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java-servlets-and-jsp-web-application-in-25-step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pring-cor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eate-3d-game-characters-no-modeling-or-rigging-requir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pring-boot-complete-guide-from-development-to-deploy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-to-x-theme-cornerstone-for-wordpr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ultimate-guide-in-becoming-a-sql-server-db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isoft-android-basic-to-create-cool-app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eep-learning-prerequisites-the-numpy-stack-in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icrosoft-dynamics-crm-introduction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parkstarterki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rstedmtrack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amazon-web-services-the-complete-introduc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oracle-sq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loud-computing-with-amazon-web-services-part-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salesforce-admin-certification-course-introduc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actice-java-by-building-projec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programming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ttersing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ata-structures-part-1-lognacadem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p-subnett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ws-concep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de-your-first-gam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forbeginnersintr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tml-and-css-for-beginners-crash-course-learn-fast-eas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hiteboard-se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ild-your-first-website-in-1-week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multithread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ject-manage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object-oriented-php-by-building-a-complete-websit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thical-hack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dvanced-tsql-querying-using-sql-201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itch-auto-start-shooting-in-manu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tml5-fundamentals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nglish-launch-learn-english-for-free-upgrade-all-area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responsive-web-development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design-patterns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ingworx-fundament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gramming-in-javascrip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gularjs-for-beginners-udem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mplete-wordpress-course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isco-ccna-network-fundementals-chapter-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ogramming-10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salesforce-in-easy-steps-and-get-certifi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oundations-of-business-strateg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rduino-workshop-step-by-step-guid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xcel-vba-programming-by-exampl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eb-design-secre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databases-and-sql-query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o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ython-programming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ke-a-wordpress-website-2017-elementor-build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ootstrap-4-tutor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os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working-with-jenki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cloud-comput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82035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dn-openflow-nfv-introduc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algorithms-and-data-structures-in-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tting-started-with-playing-guita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antom-filmschool-introduction-to-litchi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gure-drawing-from-life-using-the-reilly-techniqu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utocad-2d-and-3d-practice-drawing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for-complete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ucumber-with-seleniu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visual-paradigm-essent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ussian-made-easy-accelerated-learning-for-russia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ass-workflow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scriptfundament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uilding-a-facebook-messenger-chat-bot-in-chatfue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xcel-formulas-and-functions-for-beginners-with-cheat-shee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-the-basics-of-html5-css3-beginner-web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webdriver-learn-by-automating-10-commercial-sit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human-righ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pplied-innov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react-vs-angular-vs-vuejs-by-exampl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ing-apache-hiv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i-landed-a-web-development-job-earned-5k-freelanc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blender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script-essentials-mini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ven-quick-star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mazon-web-services-aws-v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alo-alto-firewalls-installation-configuration-manage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facebook-for-businesses-and-organiza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atabase-design-and-manage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ontmemorise_permutations_combina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n-startup-sxsw-2012-videos-and-presentation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ke-a-wordpress-website-2017-divi-theme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ftereffectsc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arch-engine-optimization-for-busin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come-a-forex-trad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wedish-made-eas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il-acrylic-painting-techniques-and-color-theor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for-noobs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ology-earth-science-for-everyo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ersonal-finance-10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cial-media-for-busin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ion-to-data-science-using-pyth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14-day-english-language-fluency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pp-short-and-swee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mtl5-train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iving-logos-animation-simple-after-effec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ig-data-internship-program-part-1-found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mposi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create-a-wordpress-website-2016-new-divi-theme-30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king-games-with-phas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gular-fast-crash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isco-ccna-network-fundamentals-fin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os11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spoken-arabic-with-the-nassra-arabic-metho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-programming-tutorial-for-absolute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ionic-framework-build-a-stock-market-mobile-ap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304320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s6-ecmascript-6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to-build-websites-using-twitter-bootstra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tting-started-with-software-testing-context-and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eate-your-own-charact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igital-marketing-foundation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ing-microsoft-powerpoint-made-easy-training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oomla-3-the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etting-started-with-wordpress-a-beginners-guid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410102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irst-steps-in-java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ales-and-marketing-for-online-busines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lidedgecertification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system-verilog-assertions-and-covera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p7-new-featur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ash-course-into-javafx-the-best-way-to-make-gui-app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english-basics-elementary-method-for-beginners-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ractical-understanding-of-php-and-myqsl-dem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ava-for-noobs-go-from-noob-to-semi-noob-noob-cod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ysics-intro-to-electricity-magnetis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ster-android-zero-to-hero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icrosoft-word-2013-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veling-up-to-es6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cial-brillia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jenkins-beginner-tutorial-step-by-step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gular-mastering-the-basic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elts-strategi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isco-ccna-getting-started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elenium-csharp-and-java-titbi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halleng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how-to-quickly-build-websites-using-wordpr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ke-a-wordpress-website-2018-divi-theme-tutorial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ry-angularj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ginner-html-and-c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free-prep-for-html5-game-developmen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seo-for-wordpress-websit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llustrator-cc-2018-for-beginners-basics-trick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oogle-analytics-setup-for-agencies-and-web-desig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aft/1239544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yber-security-advanced-persistent-threat-defender-preview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icrosoft-excel-2016-beginner-level-course-by-hudsoncours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keyourdreamsarealit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gcp-google-cloud-platform-concept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loud-computing-the-technical-essentia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complete-wordpress-security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unofficial-udemy-marketing-increase-your-course-succ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reate-an-ecommerce-wordpress-website-2016-new-divi-them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wordpress-from-scratch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aravel-e-commerce-restful-api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bap-coding-for-beginners-with-tricks-and-exampl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dvanced-forex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oding-for-entrepreneurs-basic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mstudy-marketing-research-associate-certification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android-app-development-with-parse-and-android-studio-id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ke-a-website-or-start-a-blog-with-wordpr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start-a-successful-blo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everything-for-software-test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aseball1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ory-forex-trading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tml-by-example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drupal-8-site-building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razil-for-begin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otoshop-adjustments-and-adjustment-lay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aravel-real-time-chat-wit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social-media-monitoring-for-busines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build-mobile-app-without-programming-skill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beginner-tutorial-on-solo-ads-for-online-business-owners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he-most-complete-muscle-up-course-with-vadym-oleynik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introductory-tutorial-html5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ry-angula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typescript-fast-crash-cours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photo-editing-with-the-ipho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key-to-freedom-and-life-change-be-the-master-of-your-lif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make-a-wordpress-portfolio-websit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mobile-programming-by-example-with-codename-one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how-to-make-a-wordpress-website-2017-elementor-page-builder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learn-to-setup-websites-from-scratch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operation-drumbeat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cna-gns3-packet-tracer-virl-physical-equipment-pass-exam/learn/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www.udemy.com/ccna-rip-troubleshooting-cisco-ccna-and-icnd1-exam-prep/learn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21:35:25.142600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1:06:05.140838925</meta:creation-date>
    <dc:date>2019-07-06T22:03:24.806699033</dc:date>
    <meta:editing-duration>PT4H48M50S</meta:editing-duration>
    <meta:editing-cycles>167</meta:editing-cycles>
    <meta:generator>LibreOffice/5.1.6.2$Linux_X86_64 LibreOffice_project/10m0$Build-2</meta:generator>
    <meta:document-statistic meta:table-count="7" meta:cell-count="886" meta:object-count="0"/>
  </office:meta>
</office:document-meta>
</file>